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925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5.4602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7.9161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0.539in"/>
    </style:style>
    <style:style style:name="co12" style:family="table-column">
      <style:table-column-properties fo:break-before="auto" style:column-width="0.7429in"/>
    </style:style>
    <style:style style:name="co13" style:family="table-column">
      <style:table-column-properties fo:break-before="auto" style:column-width="1.1398in"/>
    </style:style>
    <style:style style:name="co14" style:family="table-column">
      <style:table-column-properties fo:break-before="auto" style:column-width="1.1181in"/>
    </style:style>
    <style:style style:name="co15" style:family="table-column">
      <style:table-column-properties fo:break-before="auto" style:column-width="0.3354in"/>
    </style:style>
    <style:style style:name="co16" style:family="table-column">
      <style:table-column-properties fo:break-before="auto" style:column-width="0.8929in"/>
    </style:style>
    <style:style style:name="co17" style:family="table-column">
      <style:table-column-properties fo:break-before="auto" style:column-width="0.4217in"/>
    </style:style>
    <style:style style:name="co18" style:family="table-column">
      <style:table-column-properties fo:break-before="auto" style:column-width="2.5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 style:data-style-name="N1">
      <style:text-properties fo:font-weight="bold" style:font-weight-asian="bold" style:font-weight-complex="bold"/>
    </style:style>
    <style:style style:name="ce9" style:family="table-cell" style:parent-style-name="Default" style:data-style-name="N1"/>
  </office:automatic-styles>
  <office:body>
    <office:spreadsheet>
      <table:table table:name="Speakers" table:style-name="ta1">
        <table:table-column table:style-name="co1" table:default-cell-style-name="ce4"/>
        <table:table-column table:style-name="co2" table:default-cell-style-name="Default"/>
        <table:table-column table:style-name="co1" table:default-cell-style-name="ce7"/>
        <table:table-column table:style-name="co3" table:default-cell-style-name="ce9"/>
        <table:table-column table:style-name="co4" table:default-cell-style-name="ce9"/>
        <table:table-column table:style-name="co1" table:default-cell-style-name="ce9"/>
        <table:table-column table:style-name="co5" table:default-cell-style-name="ce4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1" table:default-cell-style-name="ce7"/>
        <table:table-column table:style-name="co1" table:number-columns-repeated="2" table:default-cell-style-name="ce9"/>
        <table:table-column table:style-name="co8" table:default-cell-style-name="ce4"/>
        <table:table-column table:style-name="co1" table:default-cell-style-name="ce9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996" table:default-cell-style-name="Default"/>
        <table:table-row table:style-name="ro1"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Name</text:p>
          </table:table-cell>
          <table:table-cell table:style-name="ce6" office:value-type="string" calcext:value-type="string">
            <text:p>Price</text:p>
          </table:table-cell>
          <table:table-cell table:style-name="ce8" office:value-type="string" calcext:value-type="string">
            <text:p>Diameter (mm)</text:p>
          </table:table-cell>
          <table:table-cell table:style-name="ce8" office:value-type="string" calcext:value-type="string">
            <text:p>Thickness (mm)</text:p>
          </table:table-cell>
          <table:table-cell table:style-name="ce8" office:value-type="string" calcext:value-type="string">
            <text:p>Ohms</text:p>
          </table:table-cell>
          <table:table-cell table:style-name="ce2" office:value-type="string" calcext:value-type="string">
            <text:p>Max Wattage</text:p>
          </table:table-cell>
          <table:table-cell table:style-name="ce8" office:value-type="string" calcext:value-type="string">
            <text:p>URL</text:p>
          </table:table-cell>
          <table:table-cell table:style-name="ce8" table:number-columns-repeated="2"/>
          <table:table-cell table:style-name="ce6"/>
          <table:table-cell table:style-name="ce8" table:number-columns-repeated="2"/>
          <table:table-cell table:style-name="ce2"/>
          <table:table-cell table:style-name="ce8"/>
          <table:table-cell table:style-name="ce5" table:number-columns-repeated="1000"/>
        </table:table-row>
        <table:table-row table:style-name="ro1">
          <table:table-cell table:formula="of:=((1-PRICE/5)*5 + (1-DIAMETER/30)*5 + (1-THICKNESS/10)*5) * (SPEAKERMAXWATTS &gt;= 1.5)" office:value-type="float" office:value="4.55" calcext:value-type="float">
            <text:p>4.55</text:p>
          </table:table-cell>
          <table:table-cell office:value-type="string" calcext:value-type="string">
            <text:p>PUI Audio, Inc. AS01808MR-LW152-R </text:p>
          </table:table-cell>
          <table:table-cell office:value-type="currency" office:currency="USD" office:value="4.45" calcext:value-type="currency">
            <text:p>$4.4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http://www.digikey.com/product-detail/en/AS01808MR-LW152-R/668-1435-ND/4835127</text:p>
          </table:table-cell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formula="of:=((1-PRICE/5)*5 + (1-DIAMETER/30)*5 + (1-THICKNESS/10)*5) * (SPEAKERMAXWATTS &gt;= 1.5)" office:value-type="float" office:value="0" calcext:value-type="float">
            <text:p>0.00</text:p>
          </table:table-cell>
          <table:table-cell office:value-type="string" calcext:value-type="string">
            <text:p>PUI Audio, Inc. AS02008MR-LW152-R</text:p>
          </table:table-cell>
          <table:table-cell office:value-type="currency" office:currency="USD" office:value="3.28" calcext:value-type="currency">
            <text:p>$3.2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http://www.digikey.com/product-detail/en/AS02008MR-LW152-R/668-1436-ND/4835128</text:p>
          </table:table-cell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formula="of:=((1-PRICE/5)*5 + (1-DIAMETER/30)*5 + (1-THICKNESS/10)*5) * (SPEAKERMAXWATTS &gt;= 1.5)" office:value-type="float" office:value="0" calcext:value-type="float">
            <text:p>0.00</text:p>
          </table:table-cell>
          <table:table-cell office:value-type="string" calcext:value-type="string">
            <text:p>Mini Metal Speaker w/ Wires - 8 ohm 0.5W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https://www.adafruit.com/product/1890</text:p>
          </table:table-cell>
          <table:table-cell table:number-columns-repeated="1007"/>
        </table:table-row>
        <table:table-row table:style-name="ro1">
          <table:table-cell table:formula="of:=((1-PRICE/5)*5 + (1-DIAMETER/30)*5 + (1-THICKNESS/10)*5) * (SPEAKERMAXWATTS &gt;= 1.5)" office:value-type="float" office:value="0" calcext:value-type="float">
            <text:p>0.00</text:p>
          </table:table-cell>
          <table:table-cell office:value-type="string" calcext:value-type="string">
            <text:p>Thin Speaker</text:p>
          </table:table-cell>
          <table:table-cell office:value-type="currency" office:currency="USD" office:value="1" calcext:value-type="currency">
            <text:p>$1.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style-name="Default" office:value-type="string" calcext:value-type="string">
            <text:p>https://www.sparkfun.com/products/10722</text:p>
          </table:table-cell>
          <table:table-cell table:number-columns-repeated="1007"/>
        </table:table-row>
        <table:table-row table:style-name="ro1">
          <table:table-cell table:formula="of:=((1-PRICE/5)*5 + (1-DIAMETER/30)*5 + (1-THICKNESS/10)*5) * (SPEAKERMAXWATTS &gt;= 1.5)" office:value-type="float" office:value="0" calcext:value-type="float">
            <text:p>0.00</text:p>
          </table:table-cell>
          <table:table-cell office:value-type="string" calcext:value-type="string">
            <text:p>30mm Speaker: 100 Ohm, 0.15 W</text:p>
          </table:table-cell>
          <table:table-cell office:value-type="currency" office:currency="USD" office:value="2" calcext:value-type="currency">
            <text:p>$2.0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table:style-name="Default" office:value-type="string" calcext:value-type="string">
            <text:p>https://www.pololu.com/product/1261</text:p>
          </table:table-cell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formula="of:=((1-PRICE/5)*5 + (1-DIAMETER/30)*5 + (1-THICKNESS/10)*5) * (SPEAKERMAXWATTS &gt;= 1.5)" office:value-type="float" office:value="-0" calcext:value-type="float">
            <text:p>0.00</text:p>
          </table:table-cell>
          <table:table-cell office:value-type="string" calcext:value-type="string">
            <text:p>Speaker - 3" Diameter - 8 Ohm 1 Watt</text:p>
          </table:table-cell>
          <table:table-cell office:value-type="currency" office:currency="USD" office:value="2" calcext:value-type="currency">
            <text:p>$2.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https://www.adafruit.com/product/1313</text:p>
          </table:table-cell>
          <table:table-cell table:number-columns-repeated="2"/>
          <table:table-cell table:style-name="Default"/>
          <table:table-cell table:number-columns-repeated="1004"/>
        </table:table-row>
        <table:table-row table:style-name="ro1" table:number-rows-repeated="4">
          <table:table-cell table:number-columns-repeated="10"/>
          <table:table-cell table:style-name="Default"/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number-columns-repeated="10"/>
          <table:table-cell table:style-name="Default"/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number-columns-repeated="10"/>
          <table:table-cell table:style-name="Default"/>
          <table:table-cell table:number-columns-repeated="1004"/>
        </table:table-row>
        <table:table-row table:style-name="ro1" table:number-rows-repeated="1048560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Amplifiers" table:style-name="ta1">
        <table:table-column table:style-name="co1" table:default-cell-style-name="ce4"/>
        <table:table-column table:style-name="co10" table:default-cell-style-name="Default"/>
        <table:table-column table:style-name="co11" table:default-cell-style-name="ce7"/>
        <table:table-column table:style-name="co12" table:default-cell-style-name="ce9"/>
        <table:table-column table:style-name="co13" table:default-cell-style-name="ce4"/>
        <table:table-column table:style-name="co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2" table:default-cell-style-name="ce9"/>
        <table:table-column table:style-name="co17" table:default-cell-style-name="ce9"/>
        <table:table-column table:style-name="co18" table:default-cell-style-name="Default"/>
        <table:table-column table:style-name="co1" table:number-columns-repeated="1012" table:default-cell-style-name="Default"/>
        <table:table-row table:style-name="ro1"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Name</text:p>
          </table:table-cell>
          <table:table-cell table:style-name="ce6" office:value-type="string" calcext:value-type="string">
            <text:p>Price</text:p>
          </table:table-cell>
          <table:table-cell table:style-name="ce8" office:value-type="string" calcext:value-type="string">
            <text:p>Channels</text:p>
          </table:table-cell>
          <table:table-cell table:style-name="ce2" office:value-type="string" calcext:value-type="string">
            <text:p>Watts at 8ohms</text:p>
          </table:table-cell>
          <table:table-cell table:style-name="ce8" office:value-type="string" calcext:value-type="string">
            <text:p>Speaker Ohms</text:p>
          </table:table-cell>
          <table:table-cell table:style-name="ce8" office:value-type="string" calcext:value-type="string">
            <text:p>Builtin Volume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Width (mm)</text:p>
          </table:table-cell>
          <table:table-cell table:style-name="ce8" office:value-type="string" calcext:value-type="string">
            <text:p>Depth (mm)</text:p>
          </table:table-cell>
          <table:table-cell table:style-name="ce8" office:value-type="string" calcext:value-type="string">
            <text:p>Area</text:p>
          </table:table-cell>
          <table:table-cell table:style-name="ce5" office:value-type="string" calcext:value-type="string">
            <text:p>URL</text:p>
          </table:table-cell>
          <table:table-cell table:style-name="ce5" table:number-columns-repeated="1012"/>
        </table:table-row>
        <table:table-row table:style-name="ro1">
          <table:table-cell table:formula="of:=(1-AMPPRICE/15)*10 + (1-AMPAREA/400)*5 + (AMPI2C)*5" office:value-type="float" office:value="7.83333333333333" calcext:value-type="float">
            <text:p>7.83</text:p>
          </table:table-cell>
          <table:table-cell office:value-type="string" calcext:value-type="string">
            <text:p>Adafruit Mono 2.5W Class D Audio Amplifier</text:p>
          </table:table-cell>
          <table:table-cell office:value-type="currency" office:currency="USD" office:value="4" calcext:value-type="currency">
            <text:p>$4.0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[.I2]*[.J2]" office:value-type="float" office:value="360" calcext:value-type="float">
            <text:p>360</text:p>
          </table:table-cell>
          <table:table-cell office:value-type="string" calcext:value-type="string">
            <text:p>https://www.adafruit.com/product/2130</text:p>
          </table:table-cell>
          <table:table-cell table:number-columns-repeated="1012"/>
        </table:table-row>
        <table:table-row table:style-name="ro1">
          <table:table-cell table:formula="of:=(1-AMPPRICE/15)*10 + (1-AMPAREA/400)*5 + (AMPI2C)*5" office:value-type="float" office:value="5.63333333333333" calcext:value-type="float">
            <text:p>5.63</text:p>
          </table:table-cell>
          <table:table-cell office:value-type="string" calcext:value-type="string">
            <text:p>Stereo 2.8W Class D Audio Amplifier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[.I3]*[.J3]" office:value-type="float" office:value="616" calcext:value-type="float">
            <text:p>616</text:p>
          </table:table-cell>
          <table:table-cell office:value-type="string" calcext:value-type="string">
            <text:p>https://www.adafruit.com/product/1712</text:p>
          </table:table-cell>
          <table:table-cell table:number-columns-repeated="1012"/>
        </table:table-row>
        <table:table-row table:style-name="ro1">
          <table:table-cell table:formula="of:=(1-AMPPRICE/15)*10 + (1-AMPAREA/400)*5 + (AMPI2C)*5" office:value-type="float" office:value="4.66666666666667" calcext:value-type="float">
            <text:p>4.67</text:p>
          </table:table-cell>
          <table:table-cell office:value-type="string" calcext:value-type="string">
            <text:p>SparkFun Mono Audio Amp Breakout</text:p>
          </table:table-cell>
          <table:table-cell office:value-type="currency" office:currency="USD" office:value="8" calcext:value-type="currency">
            <text:p>$8.00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I4]*[.J4]" office:value-type="float" office:value="400" calcext:value-type="float">
            <text:p>400</text:p>
          </table:table-cell>
          <table:table-cell office:value-type="string" calcext:value-type="string">
            <text:p>https://www.sparkfun.com/products/11044</text:p>
          </table:table-cell>
          <table:table-cell table:number-columns-repeated="1012"/>
        </table:table-row>
        <table:table-row table:style-name="ro1">
          <table:table-cell table:formula="of:=(1-AMPPRICE/15)*10 + (1-AMPAREA/400)*5 + (AMPI2C)*5" office:value-type="float" office:value="0.3" calcext:value-type="float">
            <text:p>0.30</text:p>
          </table:table-cell>
          <table:table-cell office:value-type="string" calcext:value-type="string">
            <text:p>Stereo 3.7W Class D Audio Amplifier</text:p>
          </table:table-cell>
          <table:table-cell office:value-type="currency" office:currency="USD" office:value="9" calcext:value-type="currency">
            <text:p>$9.00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[.I5]*[.J5]" office:value-type="float" office:value="696" calcext:value-type="float">
            <text:p>696</text:p>
          </table:table-cell>
          <table:table-cell office:value-type="string" calcext:value-type="string">
            <text:p>https://www.adafruit.com/products/987</text:p>
          </table:table-cell>
          <table:table-cell table:number-columns-repeated="101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RLs" table:style-name="ta1">
        <table:table-column table:style-name="co1" table:default-cell-style-name="Default"/>
        <table:table-row table:style-name="ro1">
          <table:table-cell table:style-name="ce3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http://www.digikey.com/product-search/en/audio-products/speakers/720966?k=speaker</text:p>
          </table:table-cell>
        </table:table-row>
        <table:table-row table:style-name="ro1">
          <table:table-cell office:value-type="string" calcext:value-type="string">
            <text:p>http://www.digikey.com/product-search/en/audio-products/speakers/720966?k=speaker&amp;pv98=22&amp;FV=fff4000b%2Cfff80046&amp;mnonly=0&amp;newproducts=0&amp;ColumnSort=0&amp;page=1&amp;stock=1&amp;quantity=0&amp;ptm=0&amp;fid=0&amp;pageSize=25</text:p>
          </table:table-cell>
        </table:table-row>
      </table:table>
      <table:named-expressions>
        <table:named-range table:name="AMPAREA" table:base-cell-address="$Amplifiers.$J$1" table:cell-range-address="$Amplifiers.$K$1:.$K$1048576"/>
        <table:named-range table:name="AMPCHANNELS" table:base-cell-address="$Amplifiers.$D$1" table:cell-range-address="$Amplifiers.$D$1:.$D$1048576"/>
        <table:named-range table:name="AMPI2C" table:base-cell-address="$Amplifiers.$H$1" table:cell-range-address="$Amplifiers.$H$1:.$H$1048576"/>
        <table:named-range table:name="AMPPRICE" table:base-cell-address="$Amplifiers.$C$1" table:cell-range-address="$Amplifiers.$C$1:.$C$1048576"/>
        <table:named-range table:name="AMPWATTS" table:base-cell-address="$Amplifiers.$E$1" table:cell-range-address="$Amplifiers.$E$1:.$E$1048576"/>
        <table:named-range table:name="DETACHABLE" table:base-cell-address="$Speakers.$F$1" table:cell-range-address="$Speakers.$J$1:.$J$10001"/>
        <table:named-range table:name="DIAMETER" table:base-cell-address="$Speakers.$D$1" table:cell-range-address="$Speakers.$D$1:.$D$1048576"/>
        <table:named-range table:name="FPS" table:base-cell-address="$Speakers.$A$1" table:cell-range-address="$Speakers.$L$1:.$L$10001"/>
        <table:named-range table:name="INTERFACE" table:base-cell-address="$Speakers.$A$10" table:cell-range-address="$Speakers.$D$1:.$D$10001"/>
        <table:named-range table:name="OHMS" table:base-cell-address="$Speakers.$F$1" table:cell-range-address="$Speakers.$F$1:.$F$1048576"/>
        <table:named-range table:name="OK_I2C" table:base-cell-address="$Speakers.$L$1" table:cell-range-address="$Speakers.$O$1:.$O$1048576"/>
        <table:named-range table:name="PRICE" table:base-cell-address="$Speakers.$A$10" table:cell-range-address="$Speakers.$C$1:.$C$10001"/>
        <table:named-range table:name="RPI" table:base-cell-address="$Speakers.$A$9" table:cell-range-address="$Speakers.$M$1:.$M$10001"/>
        <table:named-range table:name="RPI2" table:base-cell-address="$Speakers.$A$9" table:cell-range-address="$Speakers.$N$1:.$N$10001"/>
        <table:named-range table:name="SPEAKERMAXWATTS" table:base-cell-address="$Speakers.$G$1" table:cell-range-address="$Speakers.$G$1:.$G$1048576"/>
        <table:named-range table:name="THICKNESS" table:base-cell-address="$Speakers.$E$1" table:cell-range-address="$Speakers.$E$1:.$E$1048576"/>
        <table:named-range table:name="TOUCHSCREEN" table:base-cell-address="$Speakers.$A$10" table:cell-range-address="$Speakers.$E$1:.$E$10001"/>
        <table:named-range table:name="VOLUMEPOT" table:base-cell-address="$Amplifiers.$G$1" table:cell-range-address="$Amplifiers.$G$1:.$G$1048576"/>
        <table:named-range table:name="WATTS" table:base-cell-address="$Speakers.$G$1" table:cell-range-address="$Speakers.$G$1:.$G$1048576"/>
        <table:named-range table:name="WIDTH" table:base-cell-address="$Speakers.$A$10" table:cell-range-address="$Speakers.$Q$1:.$Q$10000"/>
      </table:named-expressions>
      <table:database-ranges>
        <table:database-range table:name="__Anonymous_Sheet_DB__0" table:target-range-address="Speakers.A1:Speakers.H7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Amplifiers.A1:Amplifiers.L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 style:data-style-name="N2" text:time-value="13:47:18.295051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3-16T17:07:04</meta:creation-date>
    <dc:date>2016-04-14T18:11:27.422527861</dc:date>
    <dc:creator>chris </dc:creator>
    <meta:editing-duration>P1DT19M31S</meta:editing-duration>
    <meta:editing-cycles>88</meta:editing-cycles>
    <meta:generator>LibreOffice/4.2.8.2$Linux_X86_64 LibreOffice_project/420m0$Build-2</meta:generator>
    <meta:document-statistic meta:table-count="3" meta:cell-count="119" meta:object-count="0"/>
  </office:meta>
</office:document-meta>
</file>